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2" style:family="graphic" style:parent-style-name="objectwithoutfill">
      <style:graphic-properties draw:stroke="dash" draw:stroke-dash="Fine_20_Dashed" svg:stroke-width="0.05cm" svg:stroke-color="#ff3333" draw:marker-start="Arrow" draw:marker-start-width="0.3cm" draw:marker-start-center="true" draw:marker-end="Arrow" draw:marker-end-width="0.3cm" draw:marker-end-center="true" svg:stroke-opacity="50%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cm" svg:stroke-color="#6666ff" draw:marker-start="Arrow" draw:marker-start-width="0.3cm" draw:marker-start-center="true" draw:marker-end="Arrow" draw:marker-end-width="0.3cm" draw:marker-end-center="true" svg:stroke-opacity="50%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svg:stroke-color="#6666ff" draw:marker-start="Arrow" draw:marker-start-width="0.225cm" draw:marker-start-center="true" draw:marker-end="Arrow" draw:marker-end-width="0.225cm" draw:marker-end-center="true" svg:stroke-opacity="50%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5cm" svg:height="1cm" svg:x="3.774cm" svg:y="9.801cm">
          <text:p text:style-name="P1"><text:span text:style-name="T1">m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5cm" svg:height="1cm" svg:x="6.774cm" svg:y="9.801cm">
          <text:p text:style-name="P1"><text:span text:style-name="T1">m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5cm" svg:height="1cm" svg:x="3.775cm" svg:y="7.202cm">
          <text:p text:style-name="P1"><text:span text:style-name="T1">m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5cm" svg:height="1cm" svg:x="6.777cm" svg:y="7.204cm">
          <text:p text:style-name="P1"><text:span text:style-name="T1">m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7.527cm" svg:y1="8.204cm" svg:x2="7.524cm" svg:y2="9.801cm" draw:start-shape="id1" draw:end-shape="id2" draw:end-glue-point="0" svg:d="M7527 8204v502l-3 594v501" svg:viewBox="0 0 4 1598">
          <text:p/>
        </draw:connector>
        <draw:connector draw:style-name="gr2" draw:text-style-name="P2" draw:layer="layout" draw:type="lines" svg:x1="4.525cm" svg:y1="8.202cm" svg:x2="4.524cm" svg:y2="9.801cm" draw:start-shape="id3" draw:start-glue-point="2" draw:end-shape="id4" draw:end-glue-point="0" svg:d="M4525 8202v502l-1 596v501" svg:viewBox="0 0 2 1600">
          <text:p/>
        </draw:connector>
        <draw:connector draw:style-name="gr2" draw:text-style-name="P2" draw:layer="layout" draw:type="lines" svg:x1="7.527cm" svg:y1="8.204cm" svg:x2="4.524cm" svg:y2="9.801cm" draw:start-shape="id1" draw:start-glue-point="2" draw:end-shape="id4" draw:end-glue-point="0" svg:d="M7527 8204v502l-3003 594v501" svg:viewBox="0 0 3004 1598">
          <text:p/>
        </draw:connector>
        <draw:connector draw:style-name="gr2" draw:text-style-name="P2" draw:layer="layout" draw:type="lines" svg:x1="4.525cm" svg:y1="8.202cm" svg:x2="7.524cm" svg:y2="9.801cm" draw:start-shape="id3" draw:start-glue-point="2" draw:end-shape="id2" draw:end-glue-point="0" svg:d="M4525 8202v502l2999 596v501" svg:viewBox="0 0 3000 1600">
          <text:p/>
        </draw:connector>
        <draw:connector draw:style-name="gr2" draw:text-style-name="P2" draw:layer="layout" draw:type="lines" svg:x1="6.774cm" svg:y1="10.301cm" svg:x2="5.274cm" svg:y2="10.301cm" draw:start-shape="id2" draw:start-glue-point="3" draw:end-shape="id4" draw:end-glue-point="1" svg:d="M6774 10301h-501-497-502" svg:viewBox="0 0 1501 1">
          <text:p/>
        </draw:connector>
        <draw:connector draw:style-name="gr2" draw:text-style-name="P2" draw:layer="layout" draw:type="lines" svg:x1="6.777cm" svg:y1="7.704cm" svg:x2="5.275cm" svg:y2="7.702cm" draw:start-shape="id1" draw:start-glue-point="3" draw:end-shape="id3" draw:end-glue-point="1" svg:d="M6777 7704h-501l-499-2h-502" svg:viewBox="0 0 1503 3">
          <text:p/>
        </draw:connector>
        <draw:custom-shape draw:style-name="gr1" draw:text-style-name="P1" xml:id="id13" draw:id="id13" draw:layer="layout" svg:width="1.5cm" svg:height="1cm" svg:x="1.775cm" svg:y="10.802cm">
          <text:p text:style-name="P1"><text:span text:style-name="T1">p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1.5cm" svg:height="1cm" svg:x="3.775cm" svg:y="11.802cm">
          <text:p text:style-name="P1"><text:span text:style-name="T1">p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5cm" svg:height="1cm" svg:x="6.775cm" svg:y="11.802cm">
          <text:p text:style-name="P1"><text:span text:style-name="T1">p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1.5cm" svg:height="1cm" svg:x="8.775cm" svg:y="10.802cm">
          <text:p text:style-name="P1"><text:span text:style-name="T1">p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1.5cm" svg:height="1cm" svg:x="8.778cm" svg:y="6.205cm">
          <text:p text:style-name="P1"><text:span text:style-name="T1">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5cm" svg:height="1cm" svg:x="6.778cm" svg:y="5.205cm">
          <text:p text:style-name="P1"><text:span text:style-name="T1">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5cm" svg:height="1cm" svg:x="3.776cm" svg:y="5.203cm">
          <text:p text:style-name="P1"><text:span text:style-name="T1">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1.5cm" svg:height="1cm" svg:x="1.776cm" svg:y="6.203cm">
          <text:p text:style-name="P1"><text:span text:style-name="T1">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1.5cm" svg:height="1cm" svg:x="1.777cm" svg:y="8.504cm">
          <text:p text:style-name="P1"><text:span text:style-name="T1">p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5cm" svg:height="1cm" svg:x="8.778cm" svg:y="8.505cm">
          <text:p text:style-name="P1"><text:span text:style-name="T1">p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s" svg:x1="4.526cm" svg:y1="6.203cm" svg:x2="4.525cm" svg:y2="7.202cm" draw:start-shape="id5" draw:end-shape="id3" draw:end-glue-point="0" svg:d="M4526 6203v502l-1-4v501" svg:viewBox="0 0 2 1000">
          <text:p/>
        </draw:connector>
        <draw:connector draw:style-name="gr3" draw:text-style-name="P2" draw:layer="layout" draw:type="lines" svg:x1="4.525cm" svg:y1="11.802cm" svg:x2="4.524cm" svg:y2="10.801cm" draw:start-shape="id6" draw:end-shape="id4" draw:end-glue-point="2" svg:d="M4525 11802v-501l-1 2v-502" svg:viewBox="0 0 2 1002">
          <text:p/>
        </draw:connector>
        <draw:connector draw:style-name="gr4" draw:text-style-name="P2" draw:layer="layout" draw:type="curve" svg:x1="8.277cm" svg:y1="7.704cm" svg:x2="9.528cm" svg:y2="8.505cm" draw:start-shape="id1" draw:start-glue-point="1" draw:end-shape="id7" draw:end-glue-point="0" svg:d="M8277 7704c834 0 1251 267 1251 801" svg:viewBox="0 0 1252 802">
          <text:p/>
        </draw:connector>
        <draw:connector draw:style-name="gr3" draw:text-style-name="P2" draw:layer="layout" draw:type="lines" svg:x1="7.525cm" svg:y1="11.802cm" svg:x2="7.524cm" svg:y2="10.801cm" draw:start-shape="id8" draw:end-shape="id2" draw:end-glue-point="2" svg:d="M7525 11802v-501l-1 2v-502" svg:viewBox="0 0 2 1002">
          <text:p/>
        </draw:connector>
        <draw:connector draw:style-name="gr3" draw:text-style-name="P2" draw:layer="layout" draw:type="lines" svg:x1="7.527cm" svg:y1="7.204cm" svg:x2="7.528cm" svg:y2="6.205cm" draw:start-shape="id1" draw:start-glue-point="0" draw:end-shape="id9" draw:end-glue-point="2" svg:d="M7527 7204v-501l1 4v-502" svg:viewBox="0 0 2 1000">
          <text:p/>
        </draw:connector>
        <draw:connector draw:style-name="gr4" draw:text-style-name="P2" draw:layer="layout" draw:type="curve" svg:x1="8.277cm" svg:y1="7.704cm" svg:x2="9.528cm" svg:y2="7.205cm" draw:start-shape="id1" draw:start-glue-point="1" draw:end-shape="id10" draw:end-glue-point="2" svg:d="M8277 7704c834 0 1251-166 1251-499" svg:viewBox="0 0 1252 500">
          <text:p/>
        </draw:connector>
        <draw:connector draw:style-name="gr4" draw:text-style-name="P2" draw:layer="layout" draw:type="curve" svg:x1="8.274cm" svg:y1="10.301cm" svg:x2="9.525cm" svg:y2="10.802cm" draw:start-shape="id2" draw:start-glue-point="1" draw:end-shape="id11" draw:end-glue-point="0" svg:d="M8274 10301c834 0 1251 167 1251 501" svg:viewBox="0 0 1252 502">
          <text:p/>
        </draw:connector>
        <draw:connector draw:style-name="gr4" draw:text-style-name="P2" draw:layer="layout" draw:type="curve" svg:x1="2.527cm" svg:y1="9.504cm" svg:x2="3.774cm" svg:y2="10.301cm" draw:start-shape="id12" draw:start-glue-point="2" draw:end-shape="id4" svg:d="M2527 9504c0 532 415 797 1247 797" svg:viewBox="0 0 1248 798">
          <text:p/>
        </draw:connector>
        <draw:connector draw:style-name="gr4" draw:text-style-name="P2" draw:layer="layout" draw:type="curve" svg:x1="2.525cm" svg:y1="10.802cm" svg:x2="3.774cm" svg:y2="10.301cm" draw:start-shape="id13" draw:start-glue-point="0" draw:end-shape="id4" draw:end-glue-point="3" svg:d="M2525 10802c0-334 416-501 1249-501" svg:viewBox="0 0 1250 502">
          <text:p/>
        </draw:connector>
        <draw:connector draw:style-name="gr4" draw:text-style-name="P2" draw:layer="layout" draw:type="curve" svg:x1="2.526cm" svg:y1="7.203cm" svg:x2="3.775cm" svg:y2="7.702cm" draw:start-shape="id14" draw:start-glue-point="2" draw:end-shape="id3" draw:end-glue-point="3" svg:d="M2526 7203c0 333 416 499 1249 499" svg:viewBox="0 0 1250 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6-01-05T00:14:55.008554749</meta:creation-date>
    <dc:date>2016-01-05T16:42:30.674181122</dc:date>
    <dc:creator>james </dc:creator>
    <meta:editing-duration>PT1H23M14S</meta:editing-duration>
    <meta:editing-cycles>15</meta:editing-cycles>
    <meta:generator>LibreOffice/5.0.4.2$Linux_X86_64 LibreOffice_project/00$Build-2</meta:generator>
    <meta:document-statistic meta:object-count="30"/>
  </office:meta>
</office:document-meta>
</file>